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 style:font-family-generic="swiss"/>
    <style:font-face style:name="GillSansMT_CCJU" svg:font-family="GillSansMT_CCJU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Gill Sans MT_CCJU" fo:font-size="6pt" style:font-size-asian="6pt" style:font-size-complex="6pt"/>
    </style:style>
    <style:style style:name="P3" style:family="paragraph" style:parent-style-name="Standard">
      <style:paragraph-properties fo:text-align="justify" style:justify-single-word="false"/>
      <style:text-properties fo:color="#000000" style:font-name="Gill Sans MT_CCJU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-0.004cm" fo:line-height="100%" fo:text-align="justify" style:justify-single-word="false" fo:text-indent="0cm" style:auto-text-indent="false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Gill Sans MT_CCJU" fo:font-size="12pt" style:font-size-asian="12pt"/>
    </style:style>
    <style:style style:name="P6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Gill Sans MT_CCJU" fo:font-size="12pt" fo:font-weight="bold" style:font-size-asian="12pt" style:font-weight-asian="bold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8" style:family="paragraph" style:parent-style-name="Heading_20_1">
      <style:paragraph-properties fo:margin-left="5.502cm" fo:margin-right="4.997cm" fo:text-align="center" style:justify-single-word="false" fo:text-indent="0cm" style:auto-text-indent="false" fo:background-color="#ffffff" fo:padding-left="0.141cm" fo:padding-right="0.141cm" fo:padding-top="0.035cm" fo:padding-bottom="0.035cm" fo:border="0.018cm solid #000000">
        <style:tab-stops>
          <style:tab-stop style:position="4.5cm"/>
        </style:tab-stops>
        <style:background-image/>
      </style:paragraph-properties>
      <style:text-properties style:font-name="Gill Sans MT_CCJU" fo:font-size="12pt" style:text-underline-style="none" style:font-size-asian="12pt" style:font-size-complex="12pt"/>
    </style:style>
    <style:style style:name="P9" style:family="paragraph" style:parent-style-name="Standard">
      <style:paragraph-properties fo:margin-left="0cm" fo:margin-right="-0.004cm" fo:line-height="100%" fo:text-align="justify" style:justify-single-word="false" fo:text-indent="0cm" style:auto-text-indent="false" fo:background-color="#ffffff" fo:padding="0cm" fo:border="none" style:shadow="none">
        <style:tab-stops>
          <style:tab-stop style:position="9.843cm"/>
        </style:tab-stops>
        <style:background-image/>
      </style:paragraph-properties>
      <style:text-properties style:font-name="Gill Sans MT_CCJU" fo:font-size="12pt" style:font-name-asian="Arial1" style:font-size-asian="12pt" style:font-name-complex="Arial1" style:font-size-complex="12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1pt" style:font-name-asian="Courier New" style:font-size-asian="11pt" style:font-name-complex="Courier New" style:font-size-complex="11pt"/>
    </style:style>
    <style:style style:name="T3" style:family="text">
      <style:text-properties fo:language="fr" fo:country="FR"/>
    </style:style>
    <style:style style:name="T4" style:family="text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Gill Sans MT_CCJU" fo:font-size="10pt" style:font-size-asian="10pt" style:font-size-complex="10pt"/>
    </style:style>
    <style:style style:name="T6" style:family="text">
      <style:text-properties style:font-name="GillSansMT_CCJU" fo:font-size="11pt" style:font-name-asian="GillSansMT_CCJU" style:font-size-asian="11pt" style:font-name-complex="GillSansMT_CCJU" style:font-size-complex="11pt"/>
    </style:style>
    <style:style style:name="T7" style:family="text">
      <style:text-properties fo:color="#000000" fo:font-style="normal" fo:font-weight="normal" fo:background-color="#ffffff" style:font-style-asian="normal" style:font-weight-asian="normal" style:font-style-complex="normal" style:font-weight-complex="normal"/>
    </style:style>
    <style:style style:name="T8" style:family="text">
      <style:text-properties fo:color="#000000" fo:font-size="11pt" fo:font-style="normal" fo:font-weight="normal" fo:background-color="#ffffff" style:font-size-asian="11pt" style:font-style-asian="normal" style:font-weight-asian="normal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<text:span text:style-name="T1">enTetesDecisionRFM</text:span>#%</text:p>
      <text:p text:style-name="P4"/>
      <text:p text:style-name="P4"/>
      <text:p text:style-name="P9"><text:span text:style-name="T7"><text:tab/></text:span><text:span text:style-name="T8">%=</text:span><text:span text:style-name="T6">DATE_ET_LIEU</text:span><text:span text:style-name="T8">=%</text:span></text:p>
      <text:p text:style-name="P4"/>
      <text:h text:style-name="P8" text:outline-level="1">%=TITRE=%</text:h>
      <text:p text:style-name="P5"/>
      <text:p text:style-name="P6">%=OBJET=%</text:p>
      <text:p text:style-name="P2"/>
      <text:p text:style-name="P2"/>
      <text:p text:style-name="P1">%=DESTINATAIRE=%</text:p>
      <text:p text:style-name="P2"/>
      <text:p text:style-name="P1">%=PARAGRAPHE_DATE=%</text:p>
      <text:p text:style-name="P2"/>
      <text:p text:style-name="P1">%=PARAGRAPHE_MOTIF=%</text:p>
      <text:p text:style-name="P2"/>
      <text:p text:style-name="P1">%=PARAGRAPHE_REGIME=%</text:p>
      <text:p text:style-name="P2"/>
      <text:p text:style-name="P1">%=PARAGRAPHE_DECISION=%</text:p>
      <text:p text:style-name="P2"/>
      <text:p text:style-name="P1">%=PARAGRAPHE_SALUTATION=%</text:p>
      <text:p text:style-name="P1"/>
      <text:p text:style-name="P2"/>
      <text:p text:style-name="P3">%#<text:span text:style-name="T2">include <text:s/>cygnus/signatures/_CCJU/signatureCCJU</text:span>#%</text:p>
      <text:p text:style-name="P7"><text:span text:style-name="T3">%=pushToEnd()=%</text:span><text:span text:style-name="T4">%=OPPOSITION=% </text:span><text:span text:style-name="T5">%=DETAILS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GillSansMT_CCJU" svg:font-family="GillSansMT_CCJU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style:page-number="auto" fo:background-color="#ffffff" style:shadow="none">
        <style:tab-stops/>
        <style:background-image/>
      </style:paragraph-properties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101cm" fo:margin-bottom="1.499cm" fo:margin-left="2.3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2-05-08T18:55:41</dc:date>
    <meta:editing-cycles>24</meta:editing-cycles>
    <meta:editing-duration>PT1H21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26" meta:character-count="280"/>
  </office:meta>
</office:document-meta>
</file>